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140.46pt"/>
    </style:style>
    <style:style style:name="co4" style:family="table-column">
      <style:table-column-properties fo:break-before="auto" style:column-width="22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19pt" fo:break-before="auto" style:use-optimal-row-height="false"/>
    </style:style>
    <style:style style:name="ro3" style:family="table-row">
      <style:table-row-properties style:row-height="25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Проверка(Что нужно сделать)</text:p>
          </table:table-cell>
          <table:table-cell office:value-type="string" calcext:value-type="string">
            <text:p>Пример/Условие</text:p>
          </table:table-cell>
          <table:table-cell office:value-type="string" calcext:value-type="string">
            <text:p>Ожидаемый результат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Отправка формы с помощью браузера Opera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Отправка формы с помощью браузера Firefox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Отправка формы с помощью браузера Chrome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Отправка формы с помощью браузера Internet Explorer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Отправка формы с помощью браузера Safari</text:p>
          </table:table-cell>
          <table:table-cell office:value-type="string" calcext:value-type="string">
            <text:p>Запись “Test” во всех полях, произвольный питомец</text:p>
          </table:table-cell>
          <table:table-cell office:value-type="string" calcext:value-type="string">
            <text:p>Форма упешно отправлена(Выведено сообщение “Поздравляем, ваш вопрос создан!”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8:40:00.648576336</meta:creation-date>
    <dc:date>2018-03-24T19:49:43.651954679</dc:date>
    <meta:editing-duration>PT15M14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